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trong_20_Emphasis"><text:span text:style-name="T1"><text:line-break/></text:span></text:span><text:span text:style-name="Strong_20_Emphasis"><text:span text:style-name="T2">"Developer Insights BI": Um Panorama do Desenvolvedor de Software Global.</text:span></text:span><text:span text:style-name="Strong_20_Emphasis"><text:span text:style-name="T1"><text:line-break/><text:line-break/>Objetivo de Negócio:<text:line-break/>Criar um painel de BI interativo para que estudantes, desenvolvedores, recrutadores e gestores de tecnologia possam explorar e entender as tendências do mercado de desenvolvimento de software. O sistema deve responder a perguntas sobre quais tecnologias estão em alta, qual o perfil dos profissionais da área e como fatores como educação e experiência impactam a carreira.<text:line-break/><text:line-break/>Escopo do Projeto:<text:line-break/><text:line-break/>O Data Mart irá se concentrar nas respostas dos desenvolvedores à pesquisa de um ano específico (ex: 2023).<text:line-break/><text:line-break/>Fora do escopo: Análise de evolução entre anos (isso seria uma fase 2 do projeto), dados de uso do site Stack Overflow, etc.<text:line-break/><text:line-break/>Fonte de Dados (Real e Pública):<text:line-break/><text:line-break/>Fonte: Stack Overflow Annual Developer Survey.<text:line-break/><text:line-break/>PROJETO ETAPA 2: Levantamento das Necessidades do Data Mart<text:line-break/>Perguntas de Negócio (O que queremos descobrir?):<text:line-break/><text:line-break/>Qual a correlação entre o nível de escolaridade (EdLevel) e a média salarial (ConvertedCompYearly)?<text:line-break/><text:line-break/>Quais são as 10 linguagens de programação (LanguageHaveWorkedWith) mais utilizadas pelos desenvolvedores profissionais? E quais eles mais desejam aprender (LanguageWantToWorkWith)?<text:line-break/><text:line-break/>Qual a média salarial para um desenvolvedor Pleno (DevType = "Developer, full-stack") no Brasil (Country = "Brazil") em comparação com os EUA (Country = "United States of America")?<text:line-break/><text:line-break/>O trabalho remoto (RemoteWork) está associado a uma maior satisfação no trabalho (WorkExp)?<text:line-break/><text:line-break/>Quais plataformas de Cloud (PlatformHaveWorkedWith - ex: AWS, Azure, Google Cloud) são mais populares entre os desenvolvedores?<text:line-break/><text:line-break/>Qual o tempo médio para um estudante conseguir o primeiro emprego como desenvolvedor?<text:line-break/><text:line-break/>Indicadores de Desempenho (KPIs) / Métricas:<text:line-break/><text:line-break/>Média Salarial Anual (calculada a partir de ConvertedCompYearly)<text:line-break/><text:line-break/>Contagem de Desenvolvedores (contagem de respondentes)<text:line-break/><text:line-break/>Média de Anos de Experiência (WorkExp)<text:line-break/><text:line-break/>Percentual de Adoção de Tecnologia (ex: % de devs que usam Python)<text:line-break/><text:line-break/>Índice de Satisfação (pode ser criado a partir de colunas de opinião)<text:line-break/><text:line-break/></text:span></text:span><text:soft-page-break/><text:span text:style-name="Strong_20_Emphasis"><text:span text:style-name="T1">Perspectivas de Análise (Dimensões):<text:line-break/><text:line-break/>Geografia: País (Country).<text:line-break/><text:line-break/>Perfil do Desenvolvedor: Tipo de Desenvolvedor (DevType - ex: front-end, back-end, full-stack), Nível de Experiência (YearsCodePro).<text:line-break/><text:line-break/>Educação: Nível de Escolaridade (EdLevel).<text:line-break/><text:line-break/>Tecnologias: Linguagens de Programação, Bancos de Dados (DatabaseHaveWorkedWith), Plataformas Cloud.<text:line-break/><text:line-break/>Ambiente de Trabalho: Trabalho Remoto (RemoteWork), Tamanho da Empresa (OrgSize).<text:line-break/><text:line-break/>PROJETO ETAPA 3: Modelagem Dimensional do Data Mart<text:line-break/>O desafio aqui é que a fonte de dados (o CSV) é um "arquivo gigante" com dezenas de colunas, e algumas delas contêm múltiplos valores (ex: um dev usa 'Python;Java;SQL'). Seu trabalho no ETL (Pentaho) será "quebrar" isso em um modelo estrela limpo.<text:line-break/><text:line-break/>Tabela Fato (Fato_RespostasDev):<text:line-break/><text:line-break/>A granularidade será: "cada registro representa um desenvolvedor que respondeu à pesquisa".<text:line-break/><text:line-break/>SK_Geografia (FK para Dim_Geografia)<text:line-break/><text:line-break/>SK_Perfil (FK para Dim_Perfil)<text:line-break/><text:line-break/>SK_Educacao (FK para Dim_Educacao)<text:line-break/><text:line-break/>SK_Ambiente (FK para Dim_Ambiente)<text:line-break/><text:line-break/>SalarioAnualUSD (Métrica - ConvertedCompYearly)<text:line-break/><text:line-break/>AnosDeExperiencia (Métrica - WorkExp)<text:line-break/><text:line-break/>Idade (Métrica - Age)<text:line-break/><text:line-break/>Qtd_Respostas (Métrica - sempre 1)<text:line-break/><text:line-break/>Dimensões:<text:line-break/><text:line-break/>Dim_Geografia: SK_Geografia (PK), Pais.<text:line-break/><text:line-break/>Dim_Perfil: SK_Perfil (PK), TipoDev, AnosCodandoProfissionalmente.<text:line-break/><text:line-break/>Dim_Educacao: SK_Educacao (PK), NivelEscolaridade, AreaDeEstudo.<text:line-break/><text:line-break/>Dim_Ambiente: SK_Ambiente (PK), TamanhoEmpresa, ModalidadeTrabalho (Remoto/Híbrido/Presencial)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2pt" style:font-size-asian="10.5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5T16:36:54.423915900</meta:creation-date>
    <dc:date>2025-10-13T19:37:50.047152400</dc:date>
    <meta:editing-duration>PT3H33M26S</meta:editing-duration>
    <meta:editing-cycles>9</meta:editing-cycles>
    <meta:generator>LibreOffice/25.8.1.1$Windows_X86_64 LibreOffice_project/54047653041915e595ad4e45cccea684809c77b5</meta:generator>
    <meta:print-date>2025-10-10T15:12:27.565672900</meta:print-date>
    <meta:printed-by>Arquivos PDF</meta:printed-by>
    <meta:document-statistic meta:table-count="0" meta:image-count="0" meta:object-count="0" meta:page-count="2" meta:paragraph-count="1" meta:word-count="464" meta:character-count="3469" meta:non-whitespace-character-count="2964"/>
  </office:meta>
</office:document-meta>
</file>